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ab-stops/>
      </style:paragraph-properties>
      <style:text-properties officeooo:paragraph-rsid="0025dde3"/>
    </style:style>
    <style:style style:name="P2"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officeooo:paragraph-rsid="0025dde3"/>
    </style:style>
    <style:style style:name="P3"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25dde3"/>
    </style:style>
    <style:style style:name="P4"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903ce0"/>
    </style:style>
    <style:style style:name="P5"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9124de"/>
    </style:style>
    <style:style style:name="P6"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lr-tb"/>
      <style:text-properties fo:font-size="15pt" officeooo:rsid="0025dde3" officeooo:paragraph-rsid="0025dde3" style:font-size-asian="15pt" style:font-name-complex="IRZar" style:font-size-complex="15pt"/>
    </style:style>
    <style:style style:name="P7"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8"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fo:font-size="15pt" officeooo:rsid="0025dde3" officeooo:paragraph-rsid="0025dde3" style:font-size-asian="15pt" style:font-name-complex="IRZar" style:font-size-complex="15pt"/>
    </style:style>
    <style:style style:name="P9"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fo:font-size="15pt" officeooo:rsid="00f9c30c" officeooo:paragraph-rsid="00fa0b5d" style:font-size-asian="15pt" style:font-name-complex="IRZar" style:font-size-complex="15pt"/>
    </style:style>
    <style:style style:name="P10"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11"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rl-tb"/>
      <style:text-properties fo:font-size="15pt" fo:font-weight="bold" officeooo:rsid="007964bc" officeooo:paragraph-rsid="00fa0b5d" style:font-size-asian="15pt" style:font-weight-asian="bold" style:font-name-complex="IRZar" style:font-size-complex="15pt" style:font-weight-complex="bold"/>
    </style:style>
    <style:style style:name="P12"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3"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1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officeooo:rsid="007daf63"/>
    </style:style>
    <style:style style:name="T2" style:family="text">
      <style:text-properties officeooo:rsid="007ea8a1"/>
    </style:style>
    <style:style style:name="T3" style:family="text">
      <style:text-properties fo:font-size="15pt" officeooo:rsid="008ad104" style:font-size-asian="15pt" style:font-name-complex="IRZar" style:font-size-complex="15pt"/>
    </style:style>
    <style:style style:name="T4" style:family="text">
      <style:text-properties fo:font-size="15pt" officeooo:rsid="00903ce0" style:font-size-asian="15pt" style:font-name-complex="IRZar" style:font-size-complex="15pt"/>
    </style:style>
    <style:style style:name="T5" style:family="text">
      <style:text-properties fo:font-size="15pt" officeooo:rsid="009124de" style:font-size-asian="15pt" style:font-name-complex="IRZar" style:font-size-complex="15pt"/>
    </style:style>
    <style:style style:name="T6" style:family="text">
      <style:text-properties fo:font-size="15pt" officeooo:rsid="007b4fe5" style:font-size-asian="15pt" style:font-name-complex="IRZar" style:font-size-complex="15pt"/>
    </style:style>
    <style:style style:name="T7" style:family="text">
      <style:text-properties fo:font-size="15pt" officeooo:rsid="0025dde3" style:font-size-asian="15pt" style:font-name-complex="IRZar" style:font-size-complex="15pt"/>
    </style:style>
    <style:style style:name="T8" style:family="text">
      <style:text-properties fo:font-size="15pt" officeooo:rsid="003d0934" style:font-size-asian="15pt" style:font-name-complex="IRZar" style:font-size-complex="15pt"/>
    </style:style>
    <style:style style:name="T9" style:family="text">
      <style:text-properties fo:font-size="15pt" officeooo:rsid="007c15f5" style:font-size-asian="15pt" style:font-name-complex="IRZar" style:font-size-complex="15pt"/>
    </style:style>
    <style:style style:name="T10" style:family="text">
      <style:text-properties fo:font-size="15pt" officeooo:rsid="00930446" style:font-size-asian="15pt" style:font-name-complex="IRZar" style:font-size-complex="15pt"/>
    </style:style>
    <style:style style:name="T11" style:family="text">
      <style:text-properties fo:font-size="15pt" officeooo:rsid="007daf63" style:font-size-asian="15pt" style:font-name-complex="IRZar" style:font-size-complex="15pt"/>
    </style:style>
    <style:style style:name="T12" style:family="text">
      <style:text-properties fo:font-size="15pt" officeooo:rsid="00969037" style:font-size-asian="15pt" style:font-name-complex="IRZar" style:font-size-complex="15pt"/>
    </style:style>
    <style:style style:name="T13" style:family="text">
      <style:text-properties fo:font-size="15pt" officeooo:rsid="00eb9bc7" style:font-size-asian="15pt" style:font-name-complex="IRZar" style:font-size-complex="15pt"/>
    </style:style>
    <style:style style:name="T14" style:family="text">
      <style:text-properties fo:font-size="15pt" officeooo:rsid="00741e3e" style:font-size-asian="15pt" style:font-name-complex="IRZar" style:font-size-complex="15pt"/>
    </style:style>
    <style:style style:name="T15" style:family="text">
      <style:text-properties fo:font-size="15pt" officeooo:rsid="00ef2ab8" style:font-size-asian="15pt" style:font-name-complex="IRZar" style:font-size-complex="15pt"/>
    </style:style>
    <style:style style:name="T16" style:family="text">
      <style:text-properties fo:font-size="15pt" officeooo:rsid="00ee8085" style:font-size-asian="15pt" style:font-name-complex="IRZar" style:font-size-complex="15pt"/>
    </style:style>
    <style:style style:name="T17" style:family="text">
      <style:text-properties fo:font-size="15pt" officeooo:rsid="00f53732" style:font-size-asian="15pt" style:font-name-complex="IRZar" style:font-size-complex="15pt"/>
    </style:style>
    <style:style style:name="T18" style:family="text">
      <style:text-properties fo:font-size="15pt" officeooo:rsid="00f70f6c" style:font-size-asian="15pt" style:font-name-complex="IRZar" style:font-size-complex="15pt"/>
    </style:style>
    <style:style style:name="T19" style:family="text">
      <style:text-properties fo:font-size="15pt" officeooo:rsid="00f744da" style:font-size-asian="15pt" style:font-name-complex="IRZar" style:font-size-complex="15pt"/>
    </style:style>
    <style:style style:name="T20" style:family="text">
      <style:text-properties fo:font-size="15pt" officeooo:rsid="00f89c57" style:font-size-asian="15pt" style:font-name-complex="IRZar" style:font-size-complex="15pt"/>
    </style:style>
    <style:style style:name="T21" style:family="text">
      <style:text-properties fo:font-size="15pt" officeooo:rsid="00f9c30c" style:font-size-asian="15pt" style:font-name-complex="IRZar" style:font-size-complex="15pt"/>
    </style:style>
    <style:style style:name="T22" style:family="text">
      <style:text-properties officeooo:rsid="009124de"/>
    </style:style>
    <style:style style:name="T23" style:family="text">
      <style:text-properties officeooo:rsid="00930446"/>
    </style:style>
    <style:style style:name="T24" style:family="text">
      <style:text-properties officeooo:rsid="00969037"/>
    </style:style>
    <style:style style:name="T25" style:family="text">
      <style:text-properties officeooo:rsid="0096a57a"/>
    </style:style>
    <style:style style:name="T26" style:family="text">
      <style:text-properties officeooo:rsid="00a2ff93"/>
    </style:style>
    <style:style style:name="T27" style:family="text">
      <style:text-properties officeooo:rsid="00dbd5f5"/>
    </style:style>
    <style:style style:name="T28" style:family="text">
      <style:text-properties officeooo:rsid="00fa0b5d"/>
    </style:style>
    <style:style style:name="T29" style:family="text">
      <style:text-properties officeooo:rsid="00fb4ace"/>
    </style:style>
    <style:style style:name="T30" style:family="text">
      <style:text-properties officeooo:rsid="00fd7aba"/>
    </style:style>
    <style:style style:name="T3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1"/>
      <text:p text:style-name="P12"/>
      <text:p text:style-name="P12"/>
      <text:p text:style-name="P12"/>
      <text:p text:style-name="P12"/>
      <text:p text:style-name="P12"/>
      <text:p text:style-name="P12"/>
      <text:p text:style-name="P12"/>
      <text:p text:style-name="P12"/>
      <text:p text:style-name="P12"/>
      <text:p text:style-name="P12"/>
      <text:p text:style-name="P12"><text:span text:style-name="T30">بخش اول: </text:span>مقدمه</text:p>
      <text:p text:style-name="P1"><text:span text:style-name="T18">همانطور که همه می‌دانیم، خازن‌ الکتریکی ابزاری برای ذخیره انرژی الکتریکی <text:s/>است. برخلاف باتری که مقدار زیادی انرژی را می‌تواند در خود ذخیره کند، میزان انرژی ذخیره شده در خازن چندان زیاد نیست. خازن‌ها برای ذخیره انرژی در زمان کوتاه، و یا <text:s/>بسیار کوتا</text:span><text:span text:style-name="T19">ه استفاده می‌شوند. </text:span></text:p>
      <text:p text:style-name="P2"><text:span text:style-name="T19">معمولاً خازن‌ها ساختار بسیار ساده‌ای دارند. یک کره فلزی می‌تواند به عنوان یک خازن محسوب شود و در یک مولد ولتاژ بالا در مدار تشدید جریان به کار رود. دو صفحه رسانا که در فاصله کمی از هم قرار گرفته‌اند، خاصیت خازنی دارند و تغییر فاصله و موقعیت آن‌ها نسبت به هم می‌تواند باعث تغییر مشخصه الکتریکی آن، یعنی ظرفیت الکتریک شود. در گیرنده‌های رادیوی قدیمی که در همهٔ خانه‌ها پیدا می‌شد، پیچ انتخاب موج رادیویی مستقیماً به صفحات یک خازن کوچک متّصل می‌شد و با چرخاندن آن پیچ موقعیت صفحات خازن نسبت به هم عوض می‌شد. به این ترتیب، ظرفیت الکتریکی آن عوض می‌شد و </text:span><text:span text:style-name="T20">گیرنده رادیو، ایستگاه دیگری را پخش می‌کرد.</text:span></text:p>
      <text:p text:style-name="P2"><text:span text:style-name="T20">با توجّه به ساختار بسیار ساده خازن‌ها، خاصیت خازنی در بسیاری از ابزارها و مدار‌های الکترونیکی،‌ به صورت خواسته و یا ناخواسته به وجود می‌آید. </text:span><text:span text:style-name="T21">دو سیم حامل جریان الکتریکی نسبت به هم خاصیت خازنی دارند. در کابل‌های حامل جریان الکتریکی این پدیده دیده می‌شود و در خطوط انتقال الکتریسیته، این پدیده می‌تواند اختلاف فاز دقیق بین فازهای برق را تا حد بسیار کمی جابجا کند. بدن انسان هم خاصیت خازنی دارد و می‌توان در وسایل بسیاری از خاصیت آن استفاده کرد. در حالت کلی، خاصیت خازنی، خاصیتی است که در تمام مواد و همه جا وجود دارد و بسته به هندسهٔ موجود و نوع مواد درگیر، میزان آن تغییر می‌کند.</text:span></text:p>
      <text:p text:style-name="P9"><text:span text:style-name="T28">میزان ظرفیت یک خازن در ذخیرهٔ انرژی الکتریکی، ظرفیت الکتریکی نامیده می‌شود. ظرفیت الکتریکی با فرمول مقابل تعریف می‌شود. </text:span><text:span text:style-name="T28"><draw:g text:anchor-type="as-char" svg:y="-0.1862in" draw:z-index="2" draw:name="Shape1" draw:style-name="gr1"><svg:title>TexMaths</svg:title><draw:g draw:style-name="gr2"><draw:path draw:style-name="gr3" draw:text-style-name="P14" svg:width="0.3815in" svg:height="0.2831in" svg:x="0.0024in" svg:y="0.0087in" svg:viewBox="0 0 970 720" svg:d="M0 0c323 0 647 0 970 0 0 240 0 480 0 720-323 0-647 0-970 0 0-240 0-480 0-720z"><text:p/></draw:path><draw:path draw:style-name="gr4" draw:text-style-name="P15" svg:width="0.0642in" svg:height="0.0748in" svg:x="0.0004in" svg:y="0.1122in" svg:viewBox="0 0 164 191" svg:d="M150 26c-7 0-12 0-18 6-7 6-8 14-8 17 0 10 8 15 15 15 12 0 24-10 24-27 0-21-20-37-50-37-57 0-113 61-113 120 0 38 25 71 68 71 60 0 96-45 96-49 0-3-2-6-4-6-3 0-4 1-6 4-34 42-80 42-84 42-27 0-39-21-39-46 0-17 9-58 23-84 13-24 37-42 60-42 14 0 30 6 36 16z"><text:p/></draw:path><draw:path draw:style-name="gr4" draw:text-style-name="P15" svg:width="0.1102in" svg:height="0.0382in" svg:x="0.1209in" svg:y="0.1248in" svg:viewBox="0 0 281 98" svg:d="M266 17c6 0 15 0 15-9 0-8-9-8-15-8-84 0-168 0-252 0-6 0-14 0-14 8 0 9 8 9 14 9 84 0 168 0 252 0zM266 98c6 0 15 0 15-8s-9-8-15-8c-84 0-168 0-252 0-6 0-14 0-14 8s8 8 14 8c84 0 168 0 252 0z"><text:p/></draw:path><draw:path draw:style-name="gr4" draw:text-style-name="P15" svg:width="0.0681in" svg:height="0.1047in" svg:x="0.3157in" svg:y="0in" svg:viewBox="0 0 174 267" svg:d="M174 5c0-3-1-5-5-5-5 0-21 17-29 30-8-23-25-30-38-30-50 0-102 62-102 124 0 40 25 67 55 67 18 0 35-10 51-25-4 14-18 71-20 75-3 12-7 13-30 13-6 0-9 0-9 9 0 1 0 4 5 4 13 0 28-1 42-1s30 1 43 1c2 0 8 0 8-8 0-5-5-5-11-5-20 0-20-2-20-6 0-3 0-6 1-9 19-78 40-156 59-234zM56 181c-25 0-26-32-26-39 0-21 12-66 19-84 13-32 35-48 53-48 26 0 32 33 32 37 0 2-22 95-24 96-6 12-30 38-54 38z"><text:p/></draw:path><draw:path draw:style-name="gr4" draw:text-style-name="P15" svg:width="0.0862in" svg:height="0.0063in" svg:x="0.3059in" svg:y="0.1409in" svg:viewBox="0 0 220 17" svg:d="M0 0c73 0 146 0 220 0 0 6 0 11 0 17-74 0-147 0-220 0 0-6 0-11 0-17z"><text:p/></draw:path><draw:path draw:style-name="gr4" draw:text-style-name="P15" svg:width="0.0728in" svg:height="0.0748in" svg:x="0.3106in" svg:y="0.2252in" svg:viewBox="0 0 186 191" svg:d="M186 30c0-23-12-30-19-30-11 0-21 11-21 20 0 5 3 9 6 12 10 9 15 21 15 35 0 18-25 114-75 114-21 0-31-14-31-36 0-24 11-55 24-90 4-7 6-13 6-20 0-19-14-35-35-35-39 0-56 61-56 65 0 5 5 5 6 5 4 0 4-2 6-9 12-42 31-51 43-51 3 0 10 0 10 13 0 11-4 21-7 30-18 48-24 67-24 85 0 46 37 53 57 53 71 0 95-139 95-161z"><text:p/></draw:path></draw:g></draw:g></text:span><text:span text:style-name="T28"><text:s/>که در این رابطه، q بار الکتریکی ذخیره شده در خازن و v ولتاژ اعمال شده به خازن است. اگر خازن از دو صفحه و یا دو قطعه فلزی مجزا از هم ساخته شده باشد، اختلاف پتانسیل بین دو صفحه در رابطه </text:span><text:soft-page-break/><text:span text:style-name="T28">ظرفیت الکتریکی قرار می‌گیرد. </text:span><text:span text:style-name="T29">میزان بار الکتریکی هر یک از دوقطعه، از لحاظ اندازه مساوی و و از لحاظ علامت مخالف دیگری است بنابراین q در رابطه ظرفیت الکتریکی به معنای قدر مطلق میزان بار یکی از دو قطعه است</text:span><text:span text:style-name="T28">. در حالتی که خازن تنها از یک ق</text:span><text:span text:style-name="T29">طعه تشکیل شده باشد، اختلاف پتانسیل آن قطعه با نقطه بی‌نهایت دور ( به عنوان مرجع پتانسیل صفر) در رابطه گذاشته می‌شود. در این حالت q نشان دهندهٔ بار الکتریکی ذخیره شده در خازن تک‌قطبی است. به طور کلی ظرفیت الکتریکی به صورتی تعریف می‌شود که میزان آن مثبت باشد.</text:span></text:p>
      <text:p text:style-name="P9"/>
      <text:p text:style-name="P2"><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text:span text:style-name="T7">محاسبه دقیق ظرفیت الکتریکی </text:span><text:span text:style-name="T14">یک</text:span><text:span text:style-name="T7"> چالش </text:span><text:span text:style-name="T14">جدی</text:span><text:span text:style-name="T7"> برای دانشمندان و محققان بوده است. [8] </text:span><text:span text:style-name="T15">در فرکانس‌های پایین</text:span><text:span text:style-name="T17">،</text:span><text:span text:style-name="T15"> </text:span><text:span text:style-name="T16">ظرفیت خازن الکتریکی صرفاً تابع </text:span><text:span text:style-name="T15">شکل هندسی ، ابعاد فیزیکی آن و جنس مواد به کار رفته در آن است. </text:span><text:span text:style-name="T3">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text:span><text:span text:style-name="T13">رد</text:span><text:span text:style-name="T3">. </text:span><text:span text:style-name="T13">به عنوان مثال </text:span><text:span text:style-name="T3">فرمول ظرفیت الکتریکی یک کرهٔ باردار به صورت دقیق و غیر تقریبی به دست می‌آید </text:span><text:span text:style-name="T3"><draw:g text:anchor-type="as-char" svg:y="-0.1102in" draw:z-index="0" draw:name="Shape1" draw:style-name="gr1"><svg:title>TexMaths</svg:title><svg:desc>12§latex§&amp; C = 4 \pi \varepsilon_0 &amp;§svg§1200§FALSE§</svg:desc><draw:g draw:style-name="gr2"><draw:path draw:style-name="gr3" draw:text-style-name="P14" svg:width="0.7189in" svg:height="0.1264in" svg:x="0in" svg:y="0.0083in" svg:viewBox="0 0 1827 322" svg:d="M914 322c-305 0-609 0-914 0 0-108 0-214 0-322 609 0 1218 0 1827 0 0 108 0 214 0 322-305 0-609 0-913 0z"><text:p/></draw:path><draw:path draw:style-name="gr4" draw:text-style-name="P15"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15"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15"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15"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15"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15"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3"><text:s/>. اما فرمولی که برای ظرفیت الکتریکی دو صفحه باردار استفاده می‌شود، تقریبی است </text:span><text:span text:style-name="T3"><draw:g text:anchor-type="as-char" svg:y="-0.1035in" draw:z-index="1" draw:name="Shape2" draw:style-name="gr1"><svg:title>TexMaths</svg:title><svg:desc>12§latex§&amp; C = \varepsilon_0 \frac{A}{d} &amp;§svg§1200§FALSE§</svg:desc><draw:g draw:style-name="gr2"><draw:path draw:style-name="gr3" draw:text-style-name="P14" svg:width="0.613in" svg:height="0.189in" svg:x="0.0004in" svg:y="0.0091in" svg:viewBox="0 0 1558 481" svg:d="M780 481c-261 0-520 0-780 0 0-160 0-321 0-481 519 0 1039 0 1558 0 0 160 0 321 0 481-259 0-519 0-778 0z"><text:p/></draw:path><draw:path draw:style-name="gr4" draw:text-style-name="P15" svg:width="0.1008in" svg:height="0.1197in" svg:x="0.0012in" svg:y="0.0307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15" svg:width="0.1098in" svg:height="0.0386in" svg:x="0.1764in" svg:y="0.0862in" svg:viewBox="0 0 280 99" svg:d="M265 17c6 0 15 0 15-9 0-8-9-8-14-8-84 0-169 0-253 0-6 0-13 0-13 8 0 9 7 9 14 9 84 0 167 0 251 0zM266 99c5 0 14 0 14-9 0-8-9-8-15-8-84 0-167 0-251 0-7 0-14 0-14 8 0 9 7 9 13 9 84 0 169 0 253 0z"><text:p/></draw:path><draw:path draw:style-name="gr4" draw:text-style-name="P15" svg:width="0.0665in" svg:height="0.0787in" svg:x="0.3551in" svg:y="0.0717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15" svg:width="0.0535in" svg:height="0.0791in" svg:x="0.4343in" svg:y="0.0953in" svg:viewBox="0 0 137 202" svg:d="M137 102c0-32-4-56-18-77-9-13-28-25-51-25-68 0-68 81-68 102s0 100 68 100c69 0 69-79 69-100zM68 194c-14 0-32-9-38-33-4-17-4-41-4-64 0-20 0-43 5-60 6-23 25-29 37-29 16 0 32 10 36 27 5 16 5 37 5 62 0 23 0 45-3 63-6 28-26 34-38 34z"><text:p/></draw:path><draw:path draw:style-name="gr4" draw:text-style-name="P15"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15" svg:width="0.0992in" svg:height="0.0063in" svg:x="0.5228in" svg:y="0.1039in" svg:viewBox="0 0 253 17" svg:d="M126 17c-42 0-84 0-126 0 0-6 0-11 0-17 84 0 169 0 253 0 0 6 0 11 0 17-42 0-85 0-127 0z"><text:p/></draw:path><draw:path draw:style-name="gr4" draw:text-style-name="P15"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3"><text:s/>. در </text:span><text:span text:style-name="T4">اکثر</text:span><text:span text:style-name="T3"> موارد </text:span><text:span text:style-name="T4">برای</text:span><text:span text:style-name="T3"> </text:span><text:span text:style-name="T4">محاسبه </text:span><text:span text:style-name="T3">ظرفیت خازنی </text:span><text:span text:style-name="T4">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text:span text:style-name="T4">یکی از مواردی که در آن محاسبهٔ سریع ظرفیت خازنی مورد نیاز است،‌</text:span><text:span text:style-name="T5">حوزهٔ تست‌های غیر مخرّب است. استفاده از <text:s/>اندازه‌گیری خازنی در تست‌های غیر مخرّب در حال گسترش است. در این روش‌ </text:span><text:span text:style-name="T6">برای به دست آوردن </text:span><text:span text:style-name="T7">ویژگی</text:span><text:span text:style-name="T5">‌</text:span><text:span text:style-name="T7">های مورد نظر</text:span><text:span text:style-name="T6">، </text:span><text:span text:style-name="T7">می</text:span><text:span text:style-name="T8">‌</text:span><text:span text:style-name="T7">توان با تحلیل مسئله معکوس پارامترهای اندازه</text:span><text:span text:style-name="T8">‌</text:span><text:span text:style-name="T7">گیری شده</text:span><text:span text:style-name="T6">، پارامترهای مورد نظر را</text:span><text:span text:style-name="T7"> به دست آورد. </text:span><text:span text:style-name="T6">مثلاً </text:span><text:span text:style-name="T7">در سیستم های مبتنی بر حسگر خازنی مانند </text:span><text:span text:style-name="T13">«</text:span><text:span text:style-name="T7">روش تصویربرداری خازنی</text:span><text:span text:style-name="T13">»</text:span><text:span text:style-name="T7">، ماده </text:span><text:span text:style-name="T13">مورد نظر </text:span><text:span text:style-name="T7">توسط دو الکترود اسکن می شود و ظرفیت الکتریکی بین الکترودها در هر موقعیت ثبت می</text:span><text:span text:style-name="T8">‌</text:span><text:span text:style-name="T7">شود [7،21]. و می توان از آن برای تعیین اندازه و محل عیوب استفاده کرد [19]. روش تصویربرداری خازنی همچنین می</text:span><text:span text:style-name="T8">‌</text:span><text:span text:style-name="T7">تواند بر</text:span><text:span text:style-name="T5">ای تصویربرداری از </text:span><text:span text:style-name="T7">روی </text:span><text:span text:style-name="T5">سطح </text:span><text:span text:style-name="T7">اجسام فلزی استفاده شود و برای ایجاد تصویر سطحی از </text:span><text:span text:style-name="T5">یک جسم (مثلاً یک سکه)</text:span><text:span text:style-name="T7"> به عنوان یک مسئله معکوس استفاده شود [25].</text:span></text:p>
      <text:p text:style-name="P5"><text:soft-page-break/><text:span text:style-name="T7">برای حل یک "مسئله معکوس"، ابتدا به یک راه سریع و دقیق برای حل "مسئله </text:span><text:span text:style-name="T5">مستقیم</text:span><text:span text:style-name="T7">" نیاز داری</text:span><text:span text:style-name="T6">م</text:span><text:span text:style-name="T7">. این به این معنی است که محاسبه ظرفیت باید هوشمندانه به گونه ای انجام شود که بدون اتلاف زمان </text:span><text:span text:style-name="T13">پردازنده</text:span><text:span text:style-name="T7"> </text:span><text:span text:style-name="T9">بتوان بارها </text:span><text:span text:style-name="T7">تکرار شود.</text:span></text:p>
      <text:p text:style-name="P5"><text:span text:style-name="T7">این </text:span><text:span text:style-name="T9">پایان‌نامه</text:span><text:span text:style-name="T7"> بر استخراج ظرفیت خازن</text:span><text:span text:style-name="T9">‌</text:span><text:span text:style-name="T7">های شکاف هوا تمرکز دارد. نتایج برای محاسبه ظرفیت خازن های دی الکتریک قابل </text:span><text:span text:style-name="T9">تعمیم است</text:span><text:span text:style-name="T7">. همچنین بسیاری از م</text:span><text:span text:style-name="T9">سائل</text:span><text:span text:style-name="T7"> در مغناطیس استاتیک به دلیل دوگانگی الکتریسیته و مغناطیس به طور مشابه قابل حل است. م</text:span><text:span text:style-name="T9">سائل</text:span><text:span text:style-name="T7">ی مانند بازسازی شکل عیوب در بازرسی نشتی شار مغناطیسی را می توان از این طریق حل کرد [9].</text:span></text:p>
      <text:p text:style-name="P6"/>
      <text:p text:style-name="P7">ظرفیت الکتریکی خازن ها با روش<text:span text:style-name="T22">‌</text:span>های مختلفی مانند روش تفاضل محدود و اجزا محدود [14]، تکنیک مونت کارلو [17،32] و روش <text:span text:style-name="T1">ممان‌</text:span>ها [4] <text:span text:style-name="T22">قابل </text:span>محاسبه است. به جز روش<text:span text:style-name="T22">‌</text:span>های <text:span text:style-name="T22">مبتنی بر فرایند‌های </text:span>تصادفی، بقیه <text:span text:style-name="T22">روش‌ها </text:span>از یک معادله ماتریسی استفاده می<text:span text:style-name="T1">‌</text:span>کنند که باید حل شود تا ظرفیت هندسه مورد نظر به دست آید. اندازه این ماتریس یک پارامتر مهم است که بر زمان مورد نیاز برای محاسبه ظرفیت<text:span text:style-name="T23">، مستقیماً</text:span> تاثیر می<text:span text:style-name="T1">‌</text:span>گذارد.</text:p>
      <text:p text:style-name="P3"><text:span text:style-name="T7">اگر روی خازن</text:span><text:span text:style-name="T10">‌</text:span><text:span text:style-name="T7">های شکاف هوا تمرکز کنیم، روش های المان مرزی بهترین انتخاب برای محاسبه می</text:span><text:span text:style-name="T11">‌</text:span><text:span text:style-name="T7">شوند. در غیاب محیط دی الکتریک، فقط مرزهای هوا و فلز باید در نظر گرفته شو</text:span><text:span text:style-name="T10">ن</text:span><text:span text:style-name="T7">د. در روش ممان</text:span><text:span text:style-name="T10">‌ها</text:span><text:span text:style-name="T7"> (MOM)</text:span><text:span text:style-name="T10">،</text:span><text:span text:style-name="T7"> المان</text:span><text:span text:style-name="T10">‌</text:span><text:span text:style-name="T7">ها روی سطوح مرزی قرار می</text:span><text:span text:style-name="T11">‌</text:span><text:span text:style-name="T7">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10">،</text:span><text:span text:style-name="T7"> در روش‌های «</text:span><office:annotation office:name="__Annotation__886_1099844574" loext:resolved="false"><dc:creator>Unknown Author</dc:creator><dc:date>2023-02-12T07:35:47.355601366</dc:date><text:p text:style-name="P13"><text:span text:style-name="T31">آیا لازم است که در پاورقی اسم انگلیسی بیاید و یا باید در همینجا بیاید؟</text:span></text:p></office:annotation><text:span text:style-name="T7">تفا</text:span><text:span text:style-name="T10">ضل</text:span><text:span text:style-name="T7"> محدود</text:span><office:annotation-end office:name="__Annotation__886_1099844574"/><text:span text:style-name="T7">» </text:span><text:span text:style-name="T10">(finite difference)</text:span><text:span text:style-name="T7"> و «المان محدود» </text:span><text:span text:style-name="T10">(finite element)</text:span><text:span text:style-name="T7"> بسیار کوچک است. این دو تکنیک یک «ماتریس</text:span><text:span text:style-name="T10"> تُنُک» (sparse matrix) یا خلوت</text:span><text:span text:style-name="T7"> ایجاد می</text:span><text:span text:style-name="T11">‌</text:span><text:span text:style-name="T7">کنند.</text:span><text:span text:style-name="T10"> تکنیک‌های پیشرفته‌ای برای عملیات ماتریسی بر روی <text:s/>ماتریس‌های تُنُک</text:span><text:span text:style-name="T7"> </text:span><text:span text:style-name="T10">وجود دارد. </text:span><text:span text:style-name="T7">اما </text:span><text:span text:style-name="T12">در بیشتر مواقع </text:span><text:span text:style-name="T7">طولانی شدن زمان محاسبات به دلیل اندازه ماتریس نمی</text:span><text:span text:style-name="T11">‌</text:span><text:span text:style-name="T7">تواند با </text:span><text:span text:style-name="T12">این تکنیک‌های پیشرفته</text:span><text:span text:style-name="T10"> </text:span><text:span text:style-name="T7">جبران شود [15،36]. </text:span></text:p>
      <text:p text:style-name="P7">عناصر ماتریس <text:s/><text:span text:style-name="T24">به کار گرفته شده در روش ممان‌ها </text:span>را می<text:span text:style-name="T24">‌</text:span>توان با <text:span text:style-name="T1">انتگرال‌گیری</text:span> سطح<text:span text:style-name="T1">ی</text:span> در مناطق مرزی محاسبه کرد [18]. محاسب<text:span text:style-name="T24">هٔ</text:span> انتگرال<text:span text:style-name="T24">‌ها </text:span>را می<text:span text:style-name="T24">‌</text:span>توان به صورت تحلیلی [1،10،34] یا عددی [11،28] انجام داد. <text:s/><text:span text:style-name="T24">وبرای انجام انتگرال‌گیری</text:span> عددی<text:span text:style-name="T24">،</text:span> می<text:span text:style-name="T24">‌</text:span>توان به طور مستقیم <text:s/><text:span text:style-name="T24">به انتگرال‌گیری پرداخت و </text:span>یا <text:span text:style-name="T24">از</text:span> تکنیک مونت کارلو [24] <text:span text:style-name="T24">استفاده کرد</text:span>. <text:span text:style-name="T24">روش‌های دیگری هم برای محاسبه انتگرال عددی وجود دارد.</text:span> <text:span text:style-name="T24">مثلاً با بسط </text:span>تابع گرین <text:span text:style-name="T24">می‌توان</text:span> پاسخ را به صورت مجم<text:span text:style-name="T24">وع</text:span> عبارات <text:span text:style-name="T24">جبری </text:span>بساز<text:span text:style-name="T24">یم</text:span> [2،12،30،37]. <text:span text:style-name="T24">و در نهایت </text:span>در سال های اخیر، <text:span text:style-name="T24">از </text:span>روش های محاسباتی موازی برای سرعت بخشیدن به محاسبات استفاده شده است. [16،23].</text:p>
      <text:p text:style-name="P8"><text:soft-page-break/>در این <text:span text:style-name="T26">پایان‌نامه</text:span>، از <text:span text:style-name="T24">یک </text:span>تبدیل انتگرال<text:span text:style-name="T24">ی</text:span> برای حل تحلیلی انتگرال های چهارگانه استفاده شده است که فرمول<text:span text:style-name="T27">‌</text:span>های دقیقی برای ضرایب ماتریس <text:span text:style-name="T24">ممان</text:span><text:span text:style-name="T27">‌</text:span><text:span text:style-name="T24">ها</text:span> بدون تقریب ارائه می<text:span text:style-name="T2">‌</text:span>دهد. این عبارات تحلیلی برای تولید ماتریس<text:span text:style-name="T24">‌های مسأله مورد نظر</text:span> اتصال استفاده شده است. <text:span text:style-name="T24">و در ادامه با حل </text:span>معادله ماتریس<text:span text:style-name="T24">ی، ظرفیت</text:span> الکتریکی خازن صفحه موازی <text:s/><text:span text:style-name="T24">با </text:span>شکاف هوا و خازن مکعب واحد محاسبه شده است. نتایج با روش های تقریبی محاسبه انتگرالی مقایسه شده است. <text:s/><text:span text:style-name="T24">و دقت بسیار خوبی در محاسبات دیده شده است.</text:span></text:p>
      <text:p text:style-name="P7"><text:span text:style-name="T24">در این پایان‌نامه </text:span>یک مسیر قابل درک برای حل <text:span text:style-name="T2">تحلیلی</text:span> انتگرال<text:span text:style-name="T2">‌</text:span>های چهارگانه و یک فرم بسیار منظم برای نتایج محاسبات تحلیلی ارائه شده است تا به محققان <text:span text:style-name="T24">در محاسبه</text:span> ظرفیت الکتریکی<text:span text:style-name="T24">،</text:span> برای هندسه<text:span text:style-name="T24">‌</text:span>های <text:span text:style-name="T24">دلخواه</text:span> خود <text:span text:style-name="T24">کمک ک</text:span>ند. <text:span text:style-name="T24">برای انجام محاسبات </text:span>یک کد پایتون <text:span text:style-name="T25">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0">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end" style:justify-single-word="false" fo:text-indent="0.3in" style:auto-text-indent="false" style:page-number="auto"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14T02:54:05.865577505</dc:date>
    <meta:editing-duration>P1DT13H39M53S</meta:editing-duration>
    <meta:editing-cycles>88</meta:editing-cycles>
    <meta:document-statistic meta:table-count="0" meta:image-count="0" meta:object-count="0" meta:page-count="4" meta:paragraph-count="15" meta:word-count="1391" meta:character-count="7357" meta:non-whitespace-character-count="5966"/>
  </office:meta>
</office:document-meta>
</file>